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571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86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9902in" svg:x="4.4913in" svg:y="0.0543in">
            <draw:object draw:notify-on-update-of-ranges="Sheet1.A1:Sheet1.A1 Sheet1.A2:Sheet1.A22 Sheet1.C1:Sheet1.C1 Sheet1.C2:Sheet1.C22 Sheet1.A1:Sheet1.A1 Sheet1.A2:Sheet1.A22 Sheet1.D1:Sheet1.D1 Sheet1.D2:Sheet1.D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9902in" svg:x="4.5539in" svg:y="4.1189in">
            <draw:object draw:notify-on-update-of-ranges="Sheet1.A23:Sheet1.A43 Sheet1.C1:Sheet1.C1 Sheet1.C23:Sheet1.C43 Sheet1.A23:Sheet1.A43 Sheet1.D1:Sheet1.D1 Sheet1.D23:Sheet1.D4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9902in" svg:x="4.511in" svg:y="8.1488in">
            <draw:object draw:notify-on-update-of-ranges="Sheet1.A44:Sheet1.A64 Sheet1.C1:Sheet1.C1 Sheet1.C44:Sheet1.C64 Sheet1.A44:Sheet1.A64 Sheet1.D1:Sheet1.D1 Sheet1.D44:Sheet1.D6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9902in" svg:x="4.511in" svg:y="12.2224in">
            <draw:object draw:notify-on-update-of-ranges="Sheet1.A65:Sheet1.A85 Sheet1.C1:Sheet1.C1 Sheet1.C65:Sheet1.C85 Sheet1.A65:Sheet1.A85 Sheet1.D1:Sheet1.D1 Sheet1.D65:Sheet1.D8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9902in" svg:x="4.5252in" svg:y="16.2374in">
            <draw:object draw:notify-on-update-of-ranges="Sheet1.A86:Sheet1.A106 Sheet1.C1:Sheet1.C1 Sheet1.C86:Sheet1.C106 Sheet1.A86:Sheet1.A106 Sheet1.D1:Sheet1.D1 Sheet1.D86:Sheet1.D10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<text:s/>FRAMES</text:p>
          </table:table-cell>
          <table:table-cell office:value-type="string" calcext:value-type="string">
            <text:p><text:s/>PAGE FAULTS</text:p>
          </table:table-cell>
          <table:table-cell office:value-type="string" calcext:value-type="string">
            <text:p><text:s/>DISK WRITE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43441" calcext:value-type="float">
            <text:p>43441</text:p>
          </table:table-cell>
          <table:table-cell office:value-type="float" office:value="7290" calcext:value-type="float">
            <text:p>729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29581" calcext:value-type="float">
            <text:p>29581</text:p>
          </table:table-cell>
          <table:table-cell office:value-type="float" office:value="7055" calcext:value-type="float">
            <text:p>70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30901" calcext:value-type="float">
            <text:p>30901</text:p>
          </table:table-cell>
          <table:table-cell office:value-type="float" office:value="8781" calcext:value-type="float">
            <text:p>87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38620" calcext:value-type="float">
            <text:p>38620</text:p>
          </table:table-cell>
          <table:table-cell office:value-type="float" office:value="9086" calcext:value-type="float">
            <text:p>908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41389" calcext:value-type="float">
            <text:p>41389</text:p>
          </table:table-cell>
          <table:table-cell office:value-type="float" office:value="8039" calcext:value-type="float">
            <text:p>803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42261" calcext:value-type="float">
            <text:p>42261</text:p>
          </table:table-cell>
          <table:table-cell office:value-type="float" office:value="6810" calcext:value-type="float">
            <text:p>681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45138" calcext:value-type="float">
            <text:p>45138</text:p>
          </table:table-cell>
          <table:table-cell office:value-type="float" office:value="6606" calcext:value-type="float">
            <text:p>660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" calcext:value-type="float">
            <text:p>8</text:p>
          </table:table-cell>
          <table:table-cell office:value-type="float" office:value="47051" calcext:value-type="float">
            <text:p>47051</text:p>
          </table:table-cell>
          <table:table-cell office:value-type="float" office:value="5993" calcext:value-type="float">
            <text:p>599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office:value-type="float" office:value="49880" calcext:value-type="float">
            <text:p>49880</text:p>
          </table:table-cell>
          <table:table-cell office:value-type="float" office:value="5564" calcext:value-type="float">
            <text:p>556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8" calcext:value-type="float">
            <text:p>8</text:p>
          </table:table-cell>
          <table:table-cell office:value-type="float" office:value="50451" calcext:value-type="float">
            <text:p>50451</text:p>
          </table:table-cell>
          <table:table-cell office:value-type="float" office:value="5066" calcext:value-type="float">
            <text:p>506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51043" calcext:value-type="float">
            <text:p>51043</text:p>
          </table:table-cell>
          <table:table-cell office:value-type="float" office:value="4988" calcext:value-type="float">
            <text:p>498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8" calcext:value-type="float">
            <text:p>8</text:p>
          </table:table-cell>
          <table:table-cell office:value-type="float" office:value="52641" calcext:value-type="float">
            <text:p>52641</text:p>
          </table:table-cell>
          <table:table-cell office:value-type="float" office:value="4937" calcext:value-type="float">
            <text:p>493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office:value-type="float" office:value="53913" calcext:value-type="float">
            <text:p>53913</text:p>
          </table:table-cell>
          <table:table-cell office:value-type="float" office:value="4892" calcext:value-type="float">
            <text:p>489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8" calcext:value-type="float">
            <text:p>8</text:p>
          </table:table-cell>
          <table:table-cell office:value-type="float" office:value="54942" calcext:value-type="float">
            <text:p>54942</text:p>
          </table:table-cell>
          <table:table-cell office:value-type="float" office:value="4638" calcext:value-type="float">
            <text:p>463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  <table:table-cell office:value-type="float" office:value="54699" calcext:value-type="float">
            <text:p>54699</text:p>
          </table:table-cell>
          <table:table-cell office:value-type="float" office:value="4550" calcext:value-type="float">
            <text:p>455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8" calcext:value-type="float">
            <text:p>8</text:p>
          </table:table-cell>
          <table:table-cell office:value-type="float" office:value="55538" calcext:value-type="float">
            <text:p>55538</text:p>
          </table:table-cell>
          <table:table-cell office:value-type="float" office:value="4729" calcext:value-type="float">
            <text:p>472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55606" calcext:value-type="float">
            <text:p>55606</text:p>
          </table:table-cell>
          <table:table-cell office:value-type="float" office:value="4750" calcext:value-type="float">
            <text:p>475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8" calcext:value-type="float">
            <text:p>8</text:p>
          </table:table-cell>
          <table:table-cell office:value-type="float" office:value="59434" calcext:value-type="float">
            <text:p>59434</text:p>
          </table:table-cell>
          <table:table-cell office:value-type="float" office:value="4719" calcext:value-type="float">
            <text:p>471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office:value-type="float" office:value="59726" calcext:value-type="float">
            <text:p>59726</text:p>
          </table:table-cell>
          <table:table-cell office:value-type="float" office:value="4638" calcext:value-type="float">
            <text:p>463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8" calcext:value-type="float">
            <text:p>8</text:p>
          </table:table-cell>
          <table:table-cell office:value-type="float" office:value="58584" calcext:value-type="float">
            <text:p>58584</text:p>
          </table:table-cell>
          <table:table-cell office:value-type="float" office:value="4762" calcext:value-type="float">
            <text:p>47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61502" calcext:value-type="float">
            <text:p>61502</text:p>
          </table:table-cell>
          <table:table-cell office:value-type="float" office:value="5042" calcext:value-type="float">
            <text:p>50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41392" calcext:value-type="float">
            <text:p>41392</text:p>
          </table:table-cell>
          <table:table-cell office:value-type="float" office:value="6683" calcext:value-type="float">
            <text:p>66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5620" calcext:value-type="float">
            <text:p>25620</text:p>
          </table:table-cell>
          <table:table-cell office:value-type="float" office:value="5572" calcext:value-type="float">
            <text:p>55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4333" calcext:value-type="float">
            <text:p>4333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office:value-type="float" office:value="4039" calcext:value-type="float">
            <text:p>4039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office:value-type="float" office:value="4055" calcext:value-type="float">
            <text:p>4055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office:value-type="float" office:value="4279" calcext:value-type="float">
            <text:p>4279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float" office:value="4661" calcext:value-type="float">
            <text:p>4661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" calcext:value-type="float">
            <text:p>16</text:p>
          </table:table-cell>
          <table:table-cell office:value-type="float" office:value="5091" calcext:value-type="float">
            <text:p>5091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" calcext:value-type="float">
            <text:p>16</text:p>
          </table:table-cell>
          <table:table-cell office:value-type="float" office:value="5399" calcext:value-type="float">
            <text:p>5399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6" calcext:value-type="float">
            <text:p>16</text:p>
          </table:table-cell>
          <table:table-cell office:value-type="float" office:value="5741" calcext:value-type="float">
            <text:p>5741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6139" calcext:value-type="float">
            <text:p>6139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6" calcext:value-type="float">
            <text:p>16</text:p>
          </table:table-cell>
          <table:table-cell office:value-type="float" office:value="6788" calcext:value-type="float">
            <text:p>6788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office:value-type="float" office:value="7047" calcext:value-type="float">
            <text:p>7047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6" calcext:value-type="float">
            <text:p>16</text:p>
          </table:table-cell>
          <table:table-cell office:value-type="float" office:value="7448" calcext:value-type="float">
            <text:p>7448</text:p>
          </table:table-cell>
          <table:table-cell office:value-type="float" office:value="1273" calcext:value-type="float">
            <text:p>127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6" calcext:value-type="float">
            <text:p>16</text:p>
          </table:table-cell>
          <table:table-cell office:value-type="float" office:value="7536" calcext:value-type="float">
            <text:p>7536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6" calcext:value-type="float">
            <text:p>16</text:p>
          </table:table-cell>
          <table:table-cell office:value-type="float" office:value="8270" calcext:value-type="float">
            <text:p>8270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" calcext:value-type="float">
            <text:p>16</text:p>
          </table:table-cell>
          <table:table-cell office:value-type="float" office:value="8676" calcext:value-type="float">
            <text:p>8676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6" calcext:value-type="float">
            <text:p>16</text:p>
          </table:table-cell>
          <table:table-cell office:value-type="float" office:value="8682" calcext:value-type="float">
            <text:p>8682</text:p>
          </table:table-cell>
          <table:table-cell office:value-type="float" office:value="1315" calcext:value-type="float">
            <text:p>131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6" calcext:value-type="float">
            <text:p>16</text:p>
          </table:table-cell>
          <table:table-cell office:value-type="float" office:value="9233" calcext:value-type="float">
            <text:p>9233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6" calcext:value-type="float">
            <text:p>16</text:p>
          </table:table-cell>
          <table:table-cell office:value-type="float" office:value="9300" calcext:value-type="float">
            <text:p>9300</text:p>
          </table:table-cell>
          <table:table-cell office:value-type="float" office:value="1318" calcext:value-type="float">
            <text:p>131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9927" calcext:value-type="float">
            <text:p>9927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3033" calcext:value-type="float">
            <text:p>33033</text:p>
          </table:table-cell>
          <table:table-cell office:value-type="float" office:value="3177" calcext:value-type="float">
            <text:p>31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20880" calcext:value-type="float">
            <text:p>20880</text:p>
          </table:table-cell>
          <table:table-cell office:value-type="float" office:value="3648" calcext:value-type="float">
            <text:p>36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3644" calcext:value-type="float">
            <text:p>3644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2" calcext:value-type="float">
            <text:p>32</text:p>
          </table:table-cell>
          <table:table-cell office:value-type="float" office:value="3384" calcext:value-type="float">
            <text:p>3384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2" calcext:value-type="float">
            <text:p>32</text:p>
          </table:table-cell>
          <table:table-cell office:value-type="float" office:value="3129" calcext:value-type="float">
            <text:p>31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2" calcext:value-type="float">
            <text:p>32</text:p>
          </table:table-cell>
          <table:table-cell office:value-type="float" office:value="3146" calcext:value-type="float">
            <text:p>3146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2" calcext:value-type="float">
            <text:p>32</text:p>
          </table:table-cell>
          <table:table-cell office:value-type="float" office:value="2844" calcext:value-type="float">
            <text:p>2844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2" calcext:value-type="float">
            <text:p>32</text:p>
          </table:table-cell>
          <table:table-cell office:value-type="float" office:value="2811" calcext:value-type="float">
            <text:p>2811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2" calcext:value-type="float">
            <text:p>32</text:p>
          </table:table-cell>
          <table:table-cell office:value-type="float" office:value="2823" calcext:value-type="float">
            <text:p>2823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2" calcext:value-type="float">
            <text:p>32</text:p>
          </table:table-cell>
          <table:table-cell office:value-type="float" office:value="2671" calcext:value-type="float">
            <text:p>2671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office:value-type="float" office:value="2778" calcext:value-type="float">
            <text:p>2778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2" calcext:value-type="float">
            <text:p>32</text:p>
          </table:table-cell>
          <table:table-cell office:value-type="float" office:value="2900" calcext:value-type="float">
            <text:p>2900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2" calcext:value-type="float">
            <text:p>32</text:p>
          </table:table-cell>
          <table:table-cell office:value-type="float" office:value="2837" calcext:value-type="float">
            <text:p>2837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2" calcext:value-type="float">
            <text:p>32</text:p>
          </table:table-cell>
          <table:table-cell office:value-type="float" office:value="2819" calcext:value-type="float">
            <text:p>2819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2" calcext:value-type="float">
            <text:p>32</text:p>
          </table:table-cell>
          <table:table-cell office:value-type="float" office:value="3006" calcext:value-type="float">
            <text:p>3006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2" calcext:value-type="float">
            <text:p>32</text:p>
          </table:table-cell>
          <table:table-cell office:value-type="float" office:value="2898" calcext:value-type="float">
            <text:p>2898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2" calcext:value-type="float">
            <text:p>32</text:p>
          </table:table-cell>
          <table:table-cell office:value-type="float" office:value="3064" calcext:value-type="float">
            <text:p>3064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2" calcext:value-type="float">
            <text:p>32</text:p>
          </table:table-cell>
          <table:table-cell office:value-type="float" office:value="3293" calcext:value-type="float">
            <text:p>3293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2" calcext:value-type="float">
            <text:p>32</text:p>
          </table:table-cell>
          <table:table-cell office:value-type="float" office:value="3069" calcext:value-type="float">
            <text:p>3069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2" calcext:value-type="float">
            <text:p>32</text:p>
          </table:table-cell>
          <table:table-cell office:value-type="float" office:value="3102" calcext:value-type="float">
            <text:p>3102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float" office:value="3303" calcext:value-type="float">
            <text:p>3303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13383" calcext:value-type="float">
            <text:p>13383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4847" calcext:value-type="float">
            <text:p>4847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3034" calcext:value-type="float">
            <text:p>3034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4" calcext:value-type="float">
            <text:p>64</text:p>
          </table:table-cell>
          <table:table-cell office:value-type="float" office:value="2744" calcext:value-type="float">
            <text:p>2744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4" calcext:value-type="float">
            <text:p>64</text:p>
          </table:table-cell>
          <table:table-cell office:value-type="float" office:value="2404" calcext:value-type="float">
            <text:p>2404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4" calcext:value-type="float">
            <text:p>64</text:p>
          </table:table-cell>
          <table:table-cell office:value-type="float" office:value="2483" calcext:value-type="float">
            <text:p>2483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2362" calcext:value-type="float">
            <text:p>2362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4" calcext:value-type="float">
            <text:p>64</text:p>
          </table:table-cell>
          <table:table-cell office:value-type="float" office:value="2358" calcext:value-type="float">
            <text:p>2358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4" calcext:value-type="float">
            <text:p>64</text:p>
          </table:table-cell>
          <table:table-cell office:value-type="float" office:value="2138" calcext:value-type="float">
            <text:p>2138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4" calcext:value-type="float">
            <text:p>64</text:p>
          </table:table-cell>
          <table:table-cell office:value-type="float" office:value="2096" calcext:value-type="float">
            <text:p>2096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4" calcext:value-type="float">
            <text:p>64</text:p>
          </table:table-cell>
          <table:table-cell office:value-type="float" office:value="2132" calcext:value-type="float">
            <text:p>2132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4" calcext:value-type="float">
            <text:p>64</text:p>
          </table:table-cell>
          <table:table-cell office:value-type="float" office:value="1939" calcext:value-type="float">
            <text:p>1939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4" calcext:value-type="float">
            <text:p>64</text:p>
          </table:table-cell>
          <table:table-cell office:value-type="float" office:value="2079" calcext:value-type="float">
            <text:p>2079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4" calcext:value-type="float">
            <text:p>64</text:p>
          </table:table-cell>
          <table:table-cell office:value-type="float" office:value="2034" calcext:value-type="float">
            <text:p>2034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4" calcext:value-type="float">
            <text:p>64</text:p>
          </table:table-cell>
          <table:table-cell office:value-type="float" office:value="1923" calcext:value-type="float">
            <text:p>1923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4" calcext:value-type="float">
            <text:p>64</text:p>
          </table:table-cell>
          <table:table-cell office:value-type="float" office:value="2115" calcext:value-type="float">
            <text:p>2115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4" calcext:value-type="float">
            <text:p>64</text:p>
          </table:table-cell>
          <table:table-cell office:value-type="float" office:value="2141" calcext:value-type="float">
            <text:p>2141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4" calcext:value-type="float">
            <text:p>64</text:p>
          </table:table-cell>
          <table:table-cell office:value-type="float" office:value="1922" calcext:value-type="float">
            <text:p>1922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4" calcext:value-type="float">
            <text:p>64</text:p>
          </table:table-cell>
          <table:table-cell office:value-type="float" office:value="2076" calcext:value-type="float">
            <text:p>2076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float" office:value="2153" calcext:value-type="float">
            <text:p>2153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8" calcext:value-type="float">
            <text:p>128</text:p>
          </table:table-cell>
          <table:table-cell office:value-type="float" office:value="9152" calcext:value-type="float">
            <text:p>915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2464" calcext:value-type="float">
            <text:p>246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2119" calcext:value-type="float">
            <text:p>211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8" calcext:value-type="float">
            <text:p>128</text:p>
          </table:table-cell>
          <table:table-cell office:value-type="float" office:value="1910" calcext:value-type="float">
            <text:p>191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8" calcext:value-type="float">
            <text:p>128</text:p>
          </table:table-cell>
          <table:table-cell office:value-type="float" office:value="1785" calcext:value-type="float">
            <text:p>178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1739" calcext:value-type="float">
            <text:p>173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1668" calcext:value-type="float">
            <text:p>166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28" calcext:value-type="float">
            <text:p>128</text:p>
          </table:table-cell>
          <table:table-cell office:value-type="float" office:value="1590" calcext:value-type="float">
            <text:p>159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8" calcext:value-type="float">
            <text:p>128</text:p>
          </table:table-cell>
          <table:table-cell office:value-type="float" office:value="1554" calcext:value-type="float">
            <text:p>155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28" calcext:value-type="float">
            <text:p>128</text:p>
          </table:table-cell>
          <table:table-cell office:value-type="float" office:value="1563" calcext:value-type="float">
            <text:p>15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8" calcext:value-type="float">
            <text:p>128</text:p>
          </table:table-cell>
          <table:table-cell office:value-type="float" office:value="1503" calcext:value-type="float">
            <text:p>150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28" calcext:value-type="float">
            <text:p>128</text:p>
          </table:table-cell>
          <table:table-cell office:value-type="float" office:value="1484" calcext:value-type="float">
            <text:p>148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8" calcext:value-type="float">
            <text:p>128</text:p>
          </table:table-cell>
          <table:table-cell office:value-type="float" office:value="1458" calcext:value-type="float">
            <text:p>145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28" calcext:value-type="float">
            <text:p>128</text:p>
          </table:table-cell>
          <table:table-cell office:value-type="float" office:value="1395" calcext:value-type="float">
            <text:p>139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28" calcext:value-type="float">
            <text:p>128</text:p>
          </table:table-cell>
          <table:table-cell office:value-type="float" office:value="1392" calcext:value-type="float">
            <text:p>139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28" calcext:value-type="float">
            <text:p>128</text:p>
          </table:table-cell>
          <table:table-cell office:value-type="float" office:value="1397" calcext:value-type="float">
            <text:p>139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28" calcext:value-type="float">
            <text:p>128</text:p>
          </table:table-cell>
          <table:table-cell office:value-type="float" office:value="1387" calcext:value-type="float">
            <text:p>138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28" calcext:value-type="float">
            <text:p>128</text:p>
          </table:table-cell>
          <table:table-cell office:value-type="float" office:value="1340" calcext:value-type="float">
            <text:p>134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28" calcext:value-type="float">
            <text:p>128</text:p>
          </table:table-cell>
          <table:table-cell office:value-type="float" office:value="1303" calcext:value-type="float">
            <text:p>130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28" calcext:value-type="float">
            <text:p>128</text:p>
          </table:table-cell>
          <table:table-cell office:value-type="float" office:value="1328" calcext:value-type="float">
            <text:p>132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float" office:value="1301" calcext:value-type="float">
            <text:p>1301</text:p>
          </table:table-cell>
          <table:table-cell office:value-type="float" office:value="104" calcext:value-type="float">
            <text:p>1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08T10:13:30.429538019</dc:date>
    <dc:creator>Charles Kiorpes</dc:creator>
    <meta:document-statistic meta:table-count="1" meta:cell-count="424" meta:object-count="5"/>
    <meta:generator>LibreOffice/4.2.4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0.136cm" xlink:href=".." xlink:type="simple" chart:class="chart:scatter" chart:style-name="ch1">
        <chart:title svg:x="6.819cm" svg:y="0.338cm" chart:style-name="ch2">
          <text:p>bzip - NRU</text:p>
        </chart:title>
        <chart:subtitle svg:x="7.162cm" svg:y="1.345cm" chart:style-name="ch3">
          <text:p>8 frames</text:p>
        </chart:subtitle>
        <chart:legend chart:legend-position="end" svg:x="12.222cm" svg:y="4.52cm" style:legend-expansion="high" chart:style-name="ch4"/>
        <chart:plot-area chart:style-name="ch5" table:cell-range-address="Sheet1.A1:Sheet1.A22 Sheet1.C1:Sheet1.D22" chart:data-source-has-labels="row" svg:x="0.77cm" svg:y="2.458cm" svg:width="10.812cm" svg:height="6.495cm">
          <chartooo:coordinate-region svg:x="1.947cm" svg:y="2.657cm" svg:width="9.263cm" svg:height="5.649cm"/>
          <chart:axis chart:dimension="x" chart:name="primary-x" chart:style-name="ch6">
            <chart:title svg:x="5.034cm" svg:y="9.155cm" chart:style-name="ch7">
              <text:p>Refresh Period</text:p>
            </chart:title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Sheet1.C2:Sheet1.C22" chart:label-cell-address="Sheet1.C1:Sheet1.C1" chart:class="chart:scatter">
            <chart:domain table:cell-range-address="Sheet1.A2:Sheet1.A22"/>
            <chart:data-point chart:repeated="21"/>
          </chart:series>
          <chart:series chart:style-name="ch11" chart:values-cell-range-address="Sheet1.D2:Sheet1.D22" chart:label-cell-address="Sheet1.D1:Sheet1.D1" chart:class="chart:scatte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PAGE FAULTS</text:p>
                <draw:g>
                  <svg:desc>Sheet1.C1:Sheet1.C1</svg:desc>
                </draw:g>
              </table:table-cell>
              <table:table-cell office:value-type="string">
                <text:p> DISK WRITE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A2:Sheet1.A22</svg:desc>
                </draw:g>
              </table:table-cell>
              <table:table-cell office:value-type="float" office:value="43441">
                <text:p>43441</text:p>
                <draw:g>
                  <svg:desc>Sheet1.C2:Sheet1.C22</svg:desc>
                </draw:g>
              </table:table-cell>
              <table:table-cell office:value-type="float" office:value="7290">
                <text:p>7290</text:p>
                <draw:g>
                  <svg:desc>Sheet1.D2:Sheet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29581">
                <text:p>29581</text:p>
              </table:table-cell>
              <table:table-cell office:value-type="float" office:value="7055">
                <text:p>70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30901">
                <text:p>30901</text:p>
              </table:table-cell>
              <table:table-cell office:value-type="float" office:value="8781">
                <text:p>87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38620">
                <text:p>38620</text:p>
              </table:table-cell>
              <table:table-cell office:value-type="float" office:value="9086">
                <text:p>90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41389">
                <text:p>41389</text:p>
              </table:table-cell>
              <table:table-cell office:value-type="float" office:value="8039">
                <text:p>80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42261">
                <text:p>42261</text:p>
              </table:table-cell>
              <table:table-cell office:value-type="float" office:value="6810">
                <text:p>68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45138">
                <text:p>45138</text:p>
              </table:table-cell>
              <table:table-cell office:value-type="float" office:value="6606">
                <text:p>66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47051">
                <text:p>47051</text:p>
              </table:table-cell>
              <table:table-cell office:value-type="float" office:value="5993">
                <text:p>59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49880">
                <text:p>49880</text:p>
              </table:table-cell>
              <table:table-cell office:value-type="float" office:value="5564">
                <text:p>55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50451">
                <text:p>50451</text:p>
              </table:table-cell>
              <table:table-cell office:value-type="float" office:value="5066">
                <text:p>50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51043">
                <text:p>51043</text:p>
              </table:table-cell>
              <table:table-cell office:value-type="float" office:value="4988">
                <text:p>49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52641">
                <text:p>52641</text:p>
              </table:table-cell>
              <table:table-cell office:value-type="float" office:value="4937">
                <text:p>49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53913">
                <text:p>53913</text:p>
              </table:table-cell>
              <table:table-cell office:value-type="float" office:value="4892">
                <text:p>48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54942">
                <text:p>54942</text:p>
              </table:table-cell>
              <table:table-cell office:value-type="float" office:value="4638">
                <text:p>46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54699">
                <text:p>54699</text:p>
              </table:table-cell>
              <table:table-cell office:value-type="float" office:value="4550">
                <text:p>45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55538">
                <text:p>55538</text:p>
              </table:table-cell>
              <table:table-cell office:value-type="float" office:value="4729">
                <text:p>47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55606">
                <text:p>55606</text:p>
              </table:table-cell>
              <table:table-cell office:value-type="float" office:value="4750">
                <text:p>47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59434">
                <text:p>59434</text:p>
              </table:table-cell>
              <table:table-cell office:value-type="float" office:value="4719">
                <text:p>47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59726">
                <text:p>59726</text:p>
              </table:table-cell>
              <table:table-cell office:value-type="float" office:value="4638">
                <text:p>46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">
                <text:p>950</text:p>
              </table:table-cell>
              <table:table-cell office:value-type="float" office:value="58584">
                <text:p>58584</text:p>
              </table:table-cell>
              <table:table-cell office:value-type="float" office:value="4762">
                <text:p>47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61502">
                <text:p>61502</text:p>
              </table:table-cell>
              <table:table-cell office:value-type="float" office:value="5042">
                <text:p>50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0.136cm" xlink:href=".." xlink:type="simple" chart:class="chart:scatter" chart:style-name="ch1">
        <chart:title svg:x="6.819cm" svg:y="0.338cm" chart:style-name="ch2">
          <text:p>bzip - NRU</text:p>
        </chart:title>
        <chart:subtitle svg:x="7.057cm" svg:y="1.345cm" chart:style-name="ch3">
          <text:p>16 frames</text:p>
        </chart:subtitle>
        <chart:legend chart:legend-position="end" svg:x="12.222cm" svg:y="4.52cm" style:legend-expansion="high" chart:style-name="ch4"/>
        <chart:plot-area chart:style-name="ch5" table:cell-range-address="Sheet1.A23:Sheet1.A43 Sheet1.C1:Sheet1.D1 Sheet1.C23:Sheet1.D43" chart:data-source-has-labels="row" svg:x="0.77cm" svg:y="2.458cm" svg:width="10.812cm" svg:height="6.495cm">
          <chartooo:coordinate-region svg:x="1.947cm" svg:y="2.657cm" svg:width="9.263cm" svg:height="5.649cm"/>
          <chart:axis chart:dimension="x" chart:name="primary-x" chart:style-name="ch6">
            <chart:title svg:x="5.034cm" svg:y="9.155cm" chart:style-name="ch7">
              <text:p>Refresh Period</text:p>
            </chart:title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Sheet1.C23:Sheet1.C43" chart:label-cell-address="Sheet1.C1:Sheet1.C1" chart:class="chart:scatter">
            <chart:domain table:cell-range-address="Sheet1.A23:Sheet1.A43"/>
            <chart:data-point chart:repeated="21"/>
          </chart:series>
          <chart:series chart:style-name="ch11" chart:values-cell-range-address="Sheet1.D23:Sheet1.D43" chart:label-cell-address="Sheet1.D1:Sheet1.D1" chart:class="chart:scatte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PAGE FAULTS</text:p>
                <draw:g>
                  <svg:desc>Sheet1.C1:Sheet1.C1</svg:desc>
                </draw:g>
              </table:table-cell>
              <table:table-cell office:value-type="string">
                <text:p> DISK WRITE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A23:Sheet1.A43</svg:desc>
                </draw:g>
              </table:table-cell>
              <table:table-cell office:value-type="float" office:value="41392">
                <text:p>41392</text:p>
                <draw:g>
                  <svg:desc>Sheet1.C23:Sheet1.C43</svg:desc>
                </draw:g>
              </table:table-cell>
              <table:table-cell office:value-type="float" office:value="6683">
                <text:p>6683</text:p>
                <draw:g>
                  <svg:desc>Sheet1.D23:Sheet1.D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25620">
                <text:p>25620</text:p>
              </table:table-cell>
              <table:table-cell office:value-type="float" office:value="5572">
                <text:p>55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4333">
                <text:p>4333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4039">
                <text:p>4039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4055">
                <text:p>4055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4279">
                <text:p>4279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4661">
                <text:p>4661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5091">
                <text:p>5091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5399">
                <text:p>5399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5741">
                <text:p>5741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6139">
                <text:p>6139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6788">
                <text:p>6788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7047">
                <text:p>7047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7448">
                <text:p>7448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7536">
                <text:p>7536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8270">
                <text:p>8270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8676">
                <text:p>8676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8682">
                <text:p>8682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9233">
                <text:p>9233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">
                <text:p>950</text:p>
              </table:table-cell>
              <table:table-cell office:value-type="float" office:value="9300">
                <text:p>9300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9927">
                <text:p>9927</text:p>
              </table:table-cell>
              <table:table-cell office:value-type="float" office:value="1382">
                <text:p>13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0.136cm" xlink:href=".." xlink:type="simple" chart:class="chart:scatter" chart:style-name="ch1">
        <chart:title svg:x="6.819cm" svg:y="0.338cm" chart:style-name="ch2">
          <text:p>bzip - NRU</text:p>
        </chart:title>
        <chart:subtitle svg:x="7.057cm" svg:y="1.345cm" chart:style-name="ch3">
          <text:p>32 frames</text:p>
        </chart:subtitle>
        <chart:legend chart:legend-position="end" svg:x="12.222cm" svg:y="4.52cm" style:legend-expansion="high" chart:style-name="ch4"/>
        <chart:plot-area chart:style-name="ch5" table:cell-range-address="Sheet1.A44:Sheet1.A64 Sheet1.C1:Sheet1.D1 Sheet1.C44:Sheet1.D64" chart:data-source-has-labels="row" svg:x="0.77cm" svg:y="2.458cm" svg:width="10.812cm" svg:height="6.495cm">
          <chartooo:coordinate-region svg:x="1.947cm" svg:y="2.657cm" svg:width="9.263cm" svg:height="5.649cm"/>
          <chart:axis chart:dimension="x" chart:name="primary-x" chart:style-name="ch6">
            <chart:title svg:x="5.034cm" svg:y="9.155cm" chart:style-name="ch7">
              <text:p>Refresh Period</text:p>
            </chart:title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Sheet1.C44:Sheet1.C64" chart:label-cell-address="Sheet1.C1:Sheet1.C1" chart:class="chart:scatter">
            <chart:domain table:cell-range-address="Sheet1.A44:Sheet1.A64"/>
            <chart:data-point chart:repeated="21"/>
          </chart:series>
          <chart:series chart:style-name="ch11" chart:values-cell-range-address="Sheet1.D44:Sheet1.D64" chart:label-cell-address="Sheet1.D1:Sheet1.D1" chart:class="chart:scatte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PAGE FAULTS</text:p>
                <draw:g>
                  <svg:desc>Sheet1.C1:Sheet1.C1</svg:desc>
                </draw:g>
              </table:table-cell>
              <table:table-cell office:value-type="string">
                <text:p> DISK WRITE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A44:Sheet1.A64</svg:desc>
                </draw:g>
              </table:table-cell>
              <table:table-cell office:value-type="float" office:value="33033">
                <text:p>33033</text:p>
                <draw:g>
                  <svg:desc>Sheet1.C44:Sheet1.C64</svg:desc>
                </draw:g>
              </table:table-cell>
              <table:table-cell office:value-type="float" office:value="3177">
                <text:p>3177</text:p>
                <draw:g>
                  <svg:desc>Sheet1.D44:Sheet1.D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20880">
                <text:p>20880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3644">
                <text:p>3644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3384">
                <text:p>3384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3129">
                <text:p>3129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3146">
                <text:p>3146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2844">
                <text:p>2844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2811">
                <text:p>2811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2823">
                <text:p>2823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2671">
                <text:p>2671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2778">
                <text:p>2778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2900">
                <text:p>2900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2837">
                <text:p>2837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2819">
                <text:p>2819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3006">
                <text:p>3006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2898">
                <text:p>2898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3064">
                <text:p>3064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3293">
                <text:p>3293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3069">
                <text:p>3069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">
                <text:p>950</text:p>
              </table:table-cell>
              <table:table-cell office:value-type="float" office:value="3102">
                <text:p>3102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3303">
                <text:p>3303</text:p>
              </table:table-cell>
              <table:table-cell office:value-type="float" office:value="760">
                <text:p>76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0.136cm" xlink:href=".." xlink:type="simple" chart:class="chart:scatter" chart:style-name="ch1">
        <chart:title svg:x="6.819cm" svg:y="0.338cm" chart:style-name="ch2">
          <text:p>bzip - NRU</text:p>
        </chart:title>
        <chart:subtitle svg:x="7.093cm" svg:y="1.457cm" chart:style-name="ch3">
          <text:p>64 frames</text:p>
        </chart:subtitle>
        <chart:legend chart:legend-position="end" svg:x="12.222cm" svg:y="4.52cm" style:legend-expansion="high" chart:style-name="ch4"/>
        <chart:plot-area chart:style-name="ch5" table:cell-range-address="Sheet1.A65:Sheet1.A85 Sheet1.C1:Sheet1.D1 Sheet1.C65:Sheet1.D85" chart:data-source-has-labels="row" svg:x="0.77cm" svg:y="2.458cm" svg:width="10.812cm" svg:height="6.495cm">
          <chartooo:coordinate-region svg:x="1.947cm" svg:y="2.657cm" svg:width="9.263cm" svg:height="5.649cm"/>
          <chart:axis chart:dimension="x" chart:name="primary-x" chart:style-name="ch6">
            <chart:title svg:x="5.034cm" svg:y="9.155cm" chart:style-name="ch7">
              <text:p>Refresh Period</text:p>
            </chart:title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Sheet1.C65:Sheet1.C85" chart:label-cell-address="Sheet1.C1:Sheet1.C1" chart:class="chart:scatter">
            <chart:domain table:cell-range-address="Sheet1.A65:Sheet1.A85"/>
            <chart:data-point chart:repeated="21"/>
          </chart:series>
          <chart:series chart:style-name="ch11" chart:values-cell-range-address="Sheet1.D65:Sheet1.D85" chart:label-cell-address="Sheet1.D1:Sheet1.D1" chart:class="chart:scatte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PAGE FAULTS</text:p>
                <draw:g>
                  <svg:desc>Sheet1.C1:Sheet1.C1</svg:desc>
                </draw:g>
              </table:table-cell>
              <table:table-cell office:value-type="string">
                <text:p> DISK WRITE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A65:Sheet1.A85</svg:desc>
                </draw:g>
              </table:table-cell>
              <table:table-cell office:value-type="float" office:value="13383">
                <text:p>13383</text:p>
                <draw:g>
                  <svg:desc>Sheet1.C65:Sheet1.C85</svg:desc>
                </draw:g>
              </table:table-cell>
              <table:table-cell office:value-type="float" office:value="635">
                <text:p>635</text:p>
                <draw:g>
                  <svg:desc>Sheet1.D65:Sheet1.D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4847">
                <text:p>4847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3034">
                <text:p>3034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2744">
                <text:p>2744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2404">
                <text:p>2404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2483">
                <text:p>2483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2362">
                <text:p>236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2358">
                <text:p>2358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2138">
                <text:p>2138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2096">
                <text:p>2096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2132">
                <text:p>2132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1939">
                <text:p>1939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2048">
                <text:p>2048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2079">
                <text:p>2079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2034">
                <text:p>2034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1923">
                <text:p>1923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2115">
                <text:p>2115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2141">
                <text:p>2141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1922">
                <text:p>1922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">
                <text:p>950</text:p>
              </table:table-cell>
              <table:table-cell office:value-type="float" office:value="2076">
                <text:p>2076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2153">
                <text:p>2153</text:p>
              </table:table-cell>
              <table:table-cell office:value-type="float" office:value="475">
                <text:p>4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0.136cm" xlink:href=".." xlink:type="simple" chart:class="chart:scatter" chart:style-name="ch1">
        <chart:title svg:x="6.819cm" svg:y="0.338cm" chart:style-name="ch2">
          <text:p>bzip - NRU</text:p>
        </chart:title>
        <chart:subtitle svg:x="6.878cm" svg:y="1.345cm" chart:style-name="ch3">
          <text:p>128 frames</text:p>
        </chart:subtitle>
        <chart:legend chart:legend-position="end" svg:x="12.222cm" svg:y="4.52cm" style:legend-expansion="high" chart:style-name="ch4"/>
        <chart:plot-area chart:style-name="ch5" table:cell-range-address="Sheet1.A86:Sheet1.A106 Sheet1.C1:Sheet1.D1 Sheet1.C86:Sheet1.D106" chart:data-source-has-labels="row" svg:x="0.77cm" svg:y="2.458cm" svg:width="10.812cm" svg:height="6.495cm">
          <chartooo:coordinate-region svg:x="1.947cm" svg:y="2.657cm" svg:width="9.263cm" svg:height="5.649cm"/>
          <chart:axis chart:dimension="x" chart:name="primary-x" chart:style-name="ch6">
            <chart:title svg:x="5.034cm" svg:y="9.155cm" chart:style-name="ch7">
              <text:p>Refresh Period</text:p>
            </chart:title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Sheet1.C86:Sheet1.C106" chart:label-cell-address="Sheet1.C1:Sheet1.C1" chart:class="chart:scatter">
            <chart:domain table:cell-range-address="Sheet1.A86:Sheet1.A106"/>
            <chart:data-point chart:repeated="21"/>
          </chart:series>
          <chart:series chart:style-name="ch11" chart:values-cell-range-address="Sheet1.D86:Sheet1.D106" chart:label-cell-address="Sheet1.D1:Sheet1.D1" chart:class="chart:scatte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PAGE FAULTS</text:p>
                <draw:g>
                  <svg:desc>Sheet1.C1:Sheet1.C1</svg:desc>
                </draw:g>
              </table:table-cell>
              <table:table-cell office:value-type="string">
                <text:p> DISK WRITE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A86:Sheet1.A106</svg:desc>
                </draw:g>
              </table:table-cell>
              <table:table-cell office:value-type="float" office:value="9152">
                <text:p>9152</text:p>
                <draw:g>
                  <svg:desc>Sheet1.C86:Sheet1.C106</svg:desc>
                </draw:g>
              </table:table-cell>
              <table:table-cell office:value-type="float" office:value="98">
                <text:p>98</text:p>
                <draw:g>
                  <svg:desc>Sheet1.D86:Sheet1.D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2464">
                <text:p>246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2119">
                <text:p>211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1910">
                <text:p>191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1785">
                <text:p>178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1739">
                <text:p>173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1668">
                <text:p>166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1590">
                <text:p>159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1554">
                <text:p>155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1563">
                <text:p>15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1503">
                <text:p>150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1484">
                <text:p>148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1458">
                <text:p>145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1395">
                <text:p>139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1392">
                <text:p>139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1397">
                <text:p>139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1387">
                <text:p>138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1340">
                <text:p>134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1303">
                <text:p>130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">
                <text:p>950</text:p>
              </table:table-cell>
              <table:table-cell office:value-type="float" office:value="1328">
                <text:p>132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1301">
                <text:p>1301</text:p>
              </table:table-cell>
              <table:table-cell office:value-type="float" office:value="104">
                <text:p>1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